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FLoggerAdapter.debu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fatal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getJunkHandlerData( SMTP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FHandler.doSPFCheck( SMTPSession sess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FLoggerAdapter.war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nfo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setDNSService( DNSService dn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FLoggerAdapt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check( SMTPSession ses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FLoggerAdapt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configure( Configuration handler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FLoggerAdapter.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onCommand( SM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FHandler.setCheckAuthNetworks( boolean checkAuthNetwor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fatal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war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SPFLoggerAdapter( org . apache . avalon . framework . logger .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nfo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getChildLog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onMessag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FHandl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FLoggerAdapter.debug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setBlockSoftFail( boolean blockSoft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Handler.setBlockPermError( boolean blockPerm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